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42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5.7741">
            <text:p>85.774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.9294">
            <text:p>60.9294</text:p>
          </table:table-cell>
          <table:table-cell office:value-type="float" office:value="935">
            <text:p>93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.6748">
            <text:p>71.6748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77.139">
            <text:p>77.139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80.2081">
            <text:p>80.208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72.983">
            <text:p>72.983</text:p>
          </table:table-cell>
          <table:table-cell office:value-type="float" office:value="724">
            <text:p>7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.0804">
            <text:p>63.0804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7152">
            <text:p>78.7152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39.5618">
            <text:p>39.5618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20.5232">
            <text:p>20.5232</text:p>
          </table:table-cell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1.0941">
            <text:p>91.094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1.5464">
            <text:p>31.5464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.812">
            <text:p>95.8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9.8466">
            <text:p>39.846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.2417">
            <text:p>93.2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8.7658">
            <text:p>88.765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85.6457">
            <text:p>85.6457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.4958">
            <text:p>74.4958</text:p>
          </table:table-cell>
          <table:table-cell office:value-type="float" office:value="844">
            <text:p>844</text:p>
          </table:table-cell>
        </table:table-row>
        <table:table-row table:style-name="ro1">
          <table:table-cell office:value-type="float" office:value="74.615">
            <text:p>74.615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72.2207">
            <text:p>72.2207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83.5223">
            <text:p>83.5223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88.8716">
            <text:p>88.8716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79.243">
            <text:p>79.243</text:p>
          </table:table-cell>
          <table:table-cell office:value-type="float" office:value="639">
            <text:p>639</text:p>
          </table:table-cell>
        </table:table-row>
        <table:table-row table:style-name="ro1">
          <table:table-cell office:value-type="float" office:value="55.551">
            <text:p>55.551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.178">
            <text:p>79.178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.6064">
            <text:p>67.6064</text:p>
          </table:table-cell>
          <table:table-cell office:value-type="float" office:value="1704">
            <text:p>1704</text:p>
          </table:table-cell>
        </table:table-row>
        <table:table-row table:style-name="ro1">
          <table:table-cell office:value-type="float" office:value="77.5389">
            <text:p>77.5389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3.3727">
            <text:p>73.3727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53.1499">
            <text:p>53.1499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93.5111">
            <text:p>93.5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.1139">
            <text:p>63.1139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.3908">
            <text:p>90.3908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.4057">
            <text:p>75.4057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64.9613">
            <text:p>64.9613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75.0346">
            <text:p>75.0346</text:p>
          </table:table-cell>
          <table:table-cell office:value-type="float" office:value="888">
            <text:p>888</text:p>
          </table:table-cell>
        </table:table-row>
        <table:table-row table:style-name="ro1">
          <table:table-cell office:value-type="float" office:value="73.1854">
            <text:p>73.1854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90.0683">
            <text:p>90.068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4.8494">
            <text:p>64.8494</text:p>
          </table:table-cell>
          <table:table-cell office:value-type="float" office:value="1730">
            <text:p>1730</text:p>
          </table:table-cell>
        </table:table-row>
        <table:table-row table:style-name="ro1">
          <table:table-cell office:value-type="float" office:value="72.8379">
            <text:p>72.8379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70.8955">
            <text:p>70.8955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.7375">
            <text:p>86.7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5.368">
            <text:p>85.36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3.1095">
            <text:p>53.1095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44.6403">
            <text:p>44.6403</text:p>
          </table:table-cell>
          <table:table-cell office:value-type="float" office:value="1104">
            <text:p>1104</text:p>
          </table:table-cell>
        </table:table-row>
        <table:table-row table:style-name="ro1">
          <table:table-cell office:value-type="float" office:value="54.5708">
            <text:p>54.5708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.7222">
            <text:p>63.7222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85.8234">
            <text:p>85.8234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73.8905">
            <text:p>73.8905</text:p>
          </table:table-cell>
          <table:table-cell office:value-type="float" office:value="1099">
            <text:p>109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.3714">
            <text:p>81.3714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77.4098">
            <text:p>77.4098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78.7465">
            <text:p>78.7465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49.4703">
            <text:p>49.4703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.8056">
            <text:p>76.8056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.2651">
            <text:p>83.2651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79.297">
            <text:p>79.297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.5633">
            <text:p>88.5633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.7849">
            <text:p>44.7849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90.75">
            <text:p>90.7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.6421">
            <text:p>89.6421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84.09">
            <text:p>84.0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3.9906">
            <text:p>73.9906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71.8167">
            <text:p>71.81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9.6156">
            <text:p>69.6156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75.7199">
            <text:p>75.7199</text:p>
          </table:table-cell>
          <table:table-cell office:value-type="float" office:value="1829">
            <text:p>1829</text:p>
          </table:table-cell>
        </table:table-row>
        <table:table-row table:style-name="ro1">
          <table:table-cell office:value-type="float" office:value="79.23">
            <text:p>79.23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.6452">
            <text:p>70.6452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78.0443">
            <text:p>78.044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4.1463">
            <text:p>54.1463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.2154">
            <text:p>72.2154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.4343">
            <text:p>45.4343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69.8971">
            <text:p>69.8971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76.9186">
            <text:p>76.9186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81.9263">
            <text:p>81.926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5927">
            <text:p>77.592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4.9958">
            <text:p>84.9958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82.3639">
            <text:p>82.3639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5.3312">
            <text:p>85.3312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63.1844">
            <text:p>63.1844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63.1605">
            <text:p>63.1605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.4766">
            <text:p>28.4766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61.9054">
            <text:p>61.9054</text:p>
          </table:table-cell>
          <table:table-cell office:value-type="float" office:value="814">
            <text:p>814</text:p>
          </table:table-cell>
        </table:table-row>
        <table:table-row table:style-name="ro1">
          <table:table-cell office:value-type="float" office:value="70.9964">
            <text:p>70.9964</text:p>
          </table:table-cell>
          <table:table-cell office:value-type="float" office:value="1513">
            <text:p>1513</text:p>
          </table:table-cell>
        </table:table-row>
        <table:table-row table:style-name="ro1">
          <table:table-cell office:value-type="float" office:value="77.5818">
            <text:p>77.581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90.35">
            <text:p>90.3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2.693">
            <text:p>92.69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9.9929">
            <text:p>79.9929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.6721">
            <text:p>96.672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3.1128">
            <text:p>93.112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.6167">
            <text:p>95.6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.5697">
            <text:p>86.5697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68.8556">
            <text:p>68.8556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78.975">
            <text:p>78.975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float" office:value="82.8886">
            <text:p>82.8886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.556">
            <text:p>82.556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.7281">
            <text:p>63.7281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39.2945">
            <text:p>39.2945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.7556">
            <text:p>88.7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.5646">
            <text:p>65.5646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2294">
            <text:p>77.229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73.8488">
            <text:p>73.8488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.8468">
            <text:p>58.8468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64.9031">
            <text:p>64.9031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.7583">
            <text:p>47.7583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.6692">
            <text:p>76.6692</text:p>
          </table:table-cell>
          <table:table-cell office:value-type="float" office:value="642">
            <text:p>642</text:p>
          </table:table-cell>
        </table:table-row>
        <table:table-row table:style-name="ro1">
          <table:table-cell office:value-type="float" office:value="70.644">
            <text:p>70.644</text:p>
          </table:table-cell>
          <table:table-cell office:value-type="float" office:value="833">
            <text:p>83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.6438">
            <text:p>87.643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.0798">
            <text:p>86.0798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95.34">
            <text:p>95.3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5.9857">
            <text:p>75.9857</text:p>
          </table:table-cell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.3219">
            <text:p>81.3219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.4603">
            <text:p>34.4603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.9988">
            <text:p>64.9988</text:p>
          </table:table-cell>
          <table:table-cell office:value-type="float" office:value="2882">
            <text:p>2882</text:p>
          </table:table-cell>
        </table:table-row>
        <table:table-row table:style-name="ro1">
          <table:table-cell office:value-type="float" office:value="76.8042">
            <text:p>76.8042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56.4326">
            <text:p>56.4326</text:p>
          </table:table-cell>
          <table:table-cell office:value-type="float" office:value="888">
            <text:p>888</text:p>
          </table:table-cell>
        </table:table-row>
        <table:table-row table:style-name="ro1">
          <table:table-cell office:value-type="float" office:value="86.95">
            <text:p>86.95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74.1967">
            <text:p>74.1967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73.2068">
            <text:p>73.2068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77.4192">
            <text:p>77.4192</text:p>
          </table:table-cell>
          <table:table-cell office:value-type="float" office:value="645">
            <text:p>645</text:p>
          </table:table-cell>
        </table:table-row>
        <table:table-row table:style-name="ro1">
          <table:table-cell office:value-type="float" office:value="90.5692">
            <text:p>90.5692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43.9535">
            <text:p>43.9535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.2862">
            <text:p>75.2862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55.4901">
            <text:p>55.4901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62.1683">
            <text:p>62.1683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71.1258">
            <text:p>71.1258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86.888">
            <text:p>86.888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.8438">
            <text:p>86.843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85.7111">
            <text:p>85.711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2847">
            <text:p>80.2847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5.4925">
            <text:p>85.4925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76.5229">
            <text:p>76.5229</text:p>
          </table:table-cell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0146">
            <text:p>77.0146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66.6787">
            <text:p>66.6787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63.7386">
            <text:p>63.7386</text:p>
          </table:table-cell>
          <table:table-cell office:value-type="float" office:value="674">
            <text:p>674</text:p>
          </table:table-cell>
        </table:table-row>
        <table:table-row table:style-name="ro1">
          <table:table-cell office:value-type="float" office:value="76.2611">
            <text:p>76.2611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78.6224">
            <text:p>78.6224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73.3685">
            <text:p>73.3685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88.6608">
            <text:p>88.660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.2198">
            <text:p>60.2198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69.961">
            <text:p>69.961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72.9037">
            <text:p>72.9037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84.5568">
            <text:p>84.5568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83.6759">
            <text:p>83.675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92.124">
            <text:p>92.1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6.6535">
            <text:p>86.6535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76.6684">
            <text:p>76.6684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.6629">
            <text:p>72.6629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76.0038">
            <text:p>76.0038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70.9303">
            <text:p>70.9303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.4845">
            <text:p>59.4845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office:value-type="float" office:value="78.6152">
            <text:p>78.6152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79.1981">
            <text:p>79.1981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67.8454">
            <text:p>67.8454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.6541">
            <text:p>79.6541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81.0624">
            <text:p>81.0624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65.8698">
            <text:p>65.8698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 office:value-type="float" office:value="80.2685">
            <text:p>80.2685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.4084">
            <text:p>68.4084</text:p>
          </table:table-cell>
          <table:table-cell office:value-type="float" office:value="688">
            <text:p>688</text:p>
          </table:table-cell>
        </table:table-row>
        <table:table-row table:style-name="ro1">
          <table:table-cell office:value-type="float" office:value="75.3505">
            <text:p>75.3505</text:p>
          </table:table-cell>
          <table:table-cell office:value-type="float" office:value="1217">
            <text:p>1217</text:p>
          </table:table-cell>
        </table:table-row>
        <table:table-row table:style-name="ro1">
          <table:table-cell office:value-type="float" office:value="71.7541">
            <text:p>71.7541</text:p>
          </table:table-cell>
          <table:table-cell office:value-type="float" office:value="1366">
            <text:p>1366</text:p>
          </table:table-cell>
        </table:table-row>
        <table:table-row table:style-name="ro1">
          <table:table-cell office:value-type="float" office:value="81.5699">
            <text:p>81.5699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.5831">
            <text:p>79.5831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office:value-type="float" office:value="62.5203">
            <text:p>62.5203</text:p>
          </table:table-cell>
          <table:table-cell office:value-type="float" office:value="801">
            <text:p>801</text:p>
          </table:table-cell>
        </table:table-row>
        <table:table-row table:style-name="ro1">
          <table:table-cell office:value-type="float" office:value="84.1981">
            <text:p>84.1981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6.3739">
            <text:p>56.3739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52.2328">
            <text:p>52.2328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95.9667">
            <text:p>95.9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.631">
            <text:p>58.631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.4148">
            <text:p>81.4148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.2509">
            <text:p>68.2509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68.7816">
            <text:p>68.7816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.7862">
            <text:p>81.7862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.9752">
            <text:p>83.9752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.625">
            <text:p>96.6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.0611">
            <text:p>62.0611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67.7179">
            <text:p>67.7179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67.0679">
            <text:p>67.0679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.8525">
            <text:p>84.85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3.3329">
            <text:p>73.3329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.8566">
            <text:p>56.8566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87.212">
            <text:p>87.21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.471">
            <text:p>87.4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7.0274">
            <text:p>77.0274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float" office:value="20.3092">
            <text:p>20.3092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.72164">
            <text:p>1.72164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44.8271">
            <text:p>44.8271</text:p>
          </table:table-cell>
          <table:table-cell office:value-type="float" office:value="1538">
            <text:p>1538</text:p>
          </table:table-cell>
        </table:table-row>
        <table:table-row table:style-name="ro1">
          <table:table-cell office:value-type="float" office:value="62.6131">
            <text:p>62.613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62.5128">
            <text:p>62.5128</text:p>
          </table:table-cell>
          <table:table-cell office:value-type="float" office:value="1007">
            <text:p>100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.1145">
            <text:p>87.114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2.0775">
            <text:p>82.0775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87.1755">
            <text:p>87.1755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81.7268">
            <text:p>81.7268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.7109">
            <text:p>86.7109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79.62">
            <text:p>79.62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82.7942">
            <text:p>82.794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73.9491">
            <text:p>73.9491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.8606">
            <text:p>68.8606</text:p>
          </table:table-cell>
          <table:table-cell office:value-type="float" office:value="704">
            <text:p>70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.6848">
            <text:p>69.6848</text:p>
          </table:table-cell>
          <table:table-cell office:value-type="float" office:value="888">
            <text:p>88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.3007">
            <text:p>58.3007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.5614">
            <text:p>90.561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57.7529">
            <text:p>57.7529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70.3888">
            <text:p>70.3888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57.6258">
            <text:p>57.6258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66.0761">
            <text:p>66.0761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office:value-type="float" office:value="74.4612">
            <text:p>74.4612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52.6435">
            <text:p>52.6435</text:p>
          </table:table-cell>
          <table:table-cell office:value-type="float" office:value="1443">
            <text:p>1443</text:p>
          </table:table-cell>
        </table:table-row>
        <table:table-row table:style-name="ro1">
          <table:table-cell office:value-type="float" office:value="81.0266">
            <text:p>81.026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95.6429">
            <text:p>95.6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3.6637">
            <text:p>83.6637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75.0499">
            <text:p>75.0499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79.28">
            <text:p>79.28</text:p>
          </table:table-cell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.4862">
            <text:p>87.4862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69.4022">
            <text:p>69.4022</text:p>
          </table:table-cell>
          <table:table-cell office:value-type="float" office:value="1038">
            <text:p>103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.3227">
            <text:p>93.322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0.5221">
            <text:p>50.5221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.2047">
            <text:p>29.2047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4103">
            <text:p>77.4103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79.4853">
            <text:p>79.4853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85.3936">
            <text:p>85.3936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72.9794">
            <text:p>72.9794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.3158">
            <text:p>86.3158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86.0667">
            <text:p>86.066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.5685">
            <text:p>71.5685</text:p>
          </table:table-cell>
          <table:table-cell office:value-type="float" office:value="581">
            <text:p>581</text:p>
          </table:table-cell>
        </table:table-row>
        <table:table-row table:style-name="ro1">
          <table:table-cell office:value-type="float" office:value="59.7167">
            <text:p>59.7167</text:p>
          </table:table-cell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94.6">
            <text:p>94.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80.8962">
            <text:p>80.8962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3815">
            <text:p>77.3815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.483">
            <text:p>90.483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80.7678">
            <text:p>80.7678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87.0792">
            <text:p>87.0792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372">
            <text:p>80.372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94.555">
            <text:p>94.5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7.4764">
            <text:p>67.4764</text:p>
          </table:table-cell>
          <table:table-cell office:value-type="float" office:value="820">
            <text:p>8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.3541">
            <text:p>79.3541</text:p>
          </table:table-cell>
          <table:table-cell office:value-type="float" office:value="1294">
            <text:p>129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.1129">
            <text:p>86.1129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.8641">
            <text:p>60.8641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float" office:value="83.2078">
            <text:p>83.2078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67.1025">
            <text:p>67.1025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float" office:value="73.7415">
            <text:p>73.7415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90.3343">
            <text:p>90.334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.4483">
            <text:p>85.4483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74.9349">
            <text:p>74.9349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8.1649">
            <text:p>78.1649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.8393">
            <text:p>63.8393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89.4341">
            <text:p>89.434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78.3771">
            <text:p>78.377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75.1832">
            <text:p>75.1832</text:p>
          </table:table-cell>
          <table:table-cell office:value-type="float" office:value="897">
            <text:p>89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.1785">
            <text:p>76.1785</text:p>
          </table:table-cell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.1454">
            <text:p>69.1454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.0432">
            <text:p>50.0432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.9549">
            <text:p>66.9549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.1455">
            <text:p>98.1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1.9007">
            <text:p>81.9007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.7612">
            <text:p>58.7612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46.2979">
            <text:p>46.2979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office:value-type="float" office:value="79.4102">
            <text:p>79.4102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82.1568">
            <text:p>82.1568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97.5143">
            <text:p>97.5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.5975">
            <text:p>48.5975</text:p>
          </table:table-cell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69.6473">
            <text:p>69.6473</text:p>
          </table:table-cell>
          <table:table-cell office:value-type="float" office:value="1658">
            <text:p>1658</text:p>
          </table:table-cell>
        </table:table-row>
        <table:table-row table:style-name="ro1">
          <table:table-cell office:value-type="float" office:value="86.5231">
            <text:p>86.5231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.6847">
            <text:p>60.6847</text:p>
          </table:table-cell>
          <table:table-cell office:value-type="float" office:value="1236">
            <text:p>1236</text:p>
          </table:table-cell>
        </table:table-row>
        <table:table-row table:style-name="ro1">
          <table:table-cell office:value-type="float" office:value="82.8009">
            <text:p>82.8009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81.3605">
            <text:p>81.3605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86.0479">
            <text:p>86.047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74.669">
            <text:p>74.669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82.2859">
            <text:p>82.2859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2.3571">
            <text:p>82.35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7527">
            <text:p>77.7527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79.6526">
            <text:p>79.6526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89.8737">
            <text:p>89.8737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80.1963">
            <text:p>80.19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.0103">
            <text:p>68.0103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11.0853">
            <text:p>11.0853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57.7361">
            <text:p>57.7361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83.0477">
            <text:p>83.0477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53.3898">
            <text:p>53.3898</text:p>
          </table:table-cell>
          <table:table-cell office:value-type="float" office:value="685">
            <text:p>685</text:p>
          </table:table-cell>
        </table:table-row>
        <table:table-row table:style-name="ro1">
          <table:table-cell office:value-type="float" office:value="62.3013">
            <text:p>62.3013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83.9347">
            <text:p>83.9347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4.8558">
            <text:p>74.8558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77.3481">
            <text:p>77.3481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87.2178">
            <text:p>87.2178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83.2739">
            <text:p>83.2739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6.8615">
            <text:p>96.8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71.4668">
            <text:p>71.4668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77.0962">
            <text:p>77.0962</text:p>
          </table:table-cell>
          <table:table-cell office:value-type="float" office:value="1019">
            <text:p>1019</text:p>
          </table:table-cell>
        </table:table-row>
        <table:table-row table:style-name="ro1">
          <table:table-cell office:value-type="float" office:value="78.5043">
            <text:p>78.5043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82.7444">
            <text:p>82.7444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65.101">
            <text:p>65.101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.0383">
            <text:p>61.0383</text:p>
          </table:table-cell>
          <table:table-cell office:value-type="float" office:value="1065">
            <text:p>106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.4317">
            <text:p>71.4317</text:p>
          </table:table-cell>
          <table:table-cell office:value-type="float" office:value="1071">
            <text:p>1071</text:p>
          </table:table-cell>
        </table:table-row>
        <table:table-row table:style-name="ro1">
          <table:table-cell office:value-type="float" office:value="61.4041">
            <text:p>61.4041</text:p>
          </table:table-cell>
          <table:table-cell office:value-type="float" office:value="1740">
            <text:p>174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2228">
            <text:p>80.2228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.1712">
            <text:p>87.1712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89.7904">
            <text:p>89.790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.6092">
            <text:p>45.6092</text:p>
          </table:table-cell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37.9273">
            <text:p>37.927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68.0926">
            <text:p>68.092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.1121">
            <text:p>75.112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95.9369">
            <text:p>95.936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.5028">
            <text:p>81.5028</text:p>
          </table:table-cell>
          <table:table-cell office:value-type="float" office:value="640">
            <text:p>640</text:p>
          </table:table-cell>
        </table:table-row>
        <table:table-row table:style-name="ro1">
          <table:table-cell office:value-type="float" office:value="67.6931">
            <text:p>67.6931</text:p>
          </table:table-cell>
          <table:table-cell office:value-type="float" office:value="2647">
            <text:p>264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.0735">
            <text:p>64.0735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87.9004">
            <text:p>87.9004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.0426">
            <text:p>72.0426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.0385">
            <text:p>90.03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7.5843">
            <text:p>77.5843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63.016">
            <text:p>63.016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.1472">
            <text:p>55.1472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71.5648">
            <text:p>71.5648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81.4538">
            <text:p>81.453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61.381">
            <text:p>61.381</text:p>
          </table:table-cell>
          <table:table-cell office:value-type="float" office:value="2706">
            <text:p>2706</text:p>
          </table:table-cell>
        </table:table-row>
        <table:table-row table:style-name="ro1">
          <table:table-cell office:value-type="float" office:value="79.0551">
            <text:p>79.0551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69.755">
            <text:p>69.755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.1911">
            <text:p>33.1911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90.8917">
            <text:p>90.89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4.4726">
            <text:p>74.4726</text:p>
          </table:table-cell>
          <table:table-cell office:value-type="float" office:value="619">
            <text:p>6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.5326">
            <text:p>49.5326</text:p>
          </table:table-cell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.9001">
            <text:p>53.9001</text:p>
          </table:table-cell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.0203">
            <text:p>79.0203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52.8332">
            <text:p>52.8332</text:p>
          </table:table-cell>
          <table:table-cell office:value-type="float" office:value="2113">
            <text:p>2113</text:p>
          </table:table-cell>
        </table:table-row>
        <table:table-row table:style-name="ro1">
          <table:table-cell office:value-type="float" office:value="73.6259">
            <text:p>73.6259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82.9642">
            <text:p>82.9642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table:formula="of:=SUM([.A1:.A500])/500" office:value-type="float" office:value="82.60410408">
            <text:p>82.60410408</text:p>
          </table:table-cell>
          <table:table-cell table:formula="of:=SUM([.B1:.B500])/500" office:value-type="float" office:value="267.522">
            <text:p>267.522</text:p>
          </table:table-cell>
        </table:table-row>
        <table:table-row table:style-name="ro1" table:number-rows-repeated="1048074">
          <table:table-cell table:number-columns-repeated="2"/>
        </table:table-row>
        <table:table-row table:style-name="ro1">
          <table:table-cell table:formula="of:=SUM([.A1:.A500])" office:value-type="float" office:value="41302.05204">
            <text:p>41302.0520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3">04/13/2011</text:date>, <text:time>23:1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3T23:16:49</dc:date>
    <dc:creator>Atul </dc:creator>
    <meta:document-statistic meta:table-count="1" meta:cell-count="1003" meta:object-count="0"/>
    <meta:generator>OpenOffice.org/3.2$Linux OpenOffice.org_project/320m19$Build-9505</meta:generator>
  </office:meta>
</office:document-meta>
</file>